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e1eb" officeooo:paragraph-rsid="0007c3e6"/>
    </style:style>
    <style:style style:name="P2" style:family="paragraph" style:parent-style-name="Standard" style:list-style-name="L1">
      <style:text-properties officeooo:rsid="0006e1eb" officeooo:paragraph-rsid="000a13a3"/>
    </style:style>
    <style:style style:name="P3" style:family="paragraph" style:parent-style-name="Standard" style:list-style-name="L3">
      <style:text-properties officeooo:rsid="0006e1eb" officeooo:paragraph-rsid="000c8447"/>
    </style:style>
    <style:style style:name="P4" style:family="paragraph" style:parent-style-name="Standard" style:list-style-name="L1">
      <style:text-properties officeooo:rsid="00098440" officeooo:paragraph-rsid="00098440"/>
    </style:style>
    <style:style style:name="P5" style:family="paragraph" style:parent-style-name="Standard" style:list-style-name="L1">
      <style:text-properties officeooo:rsid="000b0acf" officeooo:paragraph-rsid="000b0acf"/>
    </style:style>
    <style:style style:name="P6" style:family="paragraph" style:parent-style-name="Standard">
      <style:text-properties officeooo:rsid="000b0acf" officeooo:paragraph-rsid="000b0acf"/>
    </style:style>
    <style:style style:name="P7" style:family="paragraph" style:parent-style-name="Standard" style:list-style-name="L2">
      <style:text-properties officeooo:rsid="000b0acf" officeooo:paragraph-rsid="000b0acf"/>
    </style:style>
    <style:style style:name="P8" style:family="paragraph" style:parent-style-name="Standard" style:list-style-name="L2">
      <style:text-properties officeooo:paragraph-rsid="000b0acf"/>
    </style:style>
    <style:style style:name="P9" style:family="paragraph" style:parent-style-name="Standard">
      <style:text-properties officeooo:rsid="000c8447" officeooo:paragraph-rsid="000b0acf"/>
    </style:style>
    <style:style style:name="P10" style:family="paragraph" style:parent-style-name="Standard" style:list-style-name="L3">
      <style:text-properties officeooo:rsid="000c8447" officeooo:paragraph-rsid="000c8447"/>
    </style:style>
    <style:style style:name="P11" style:family="paragraph" style:parent-style-name="Standard">
      <style:text-properties fo:font-weight="bold" officeooo:rsid="0006e1eb" officeooo:paragraph-rsid="0007c3e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6e1eb" officeooo:paragraph-rsid="0007c3e6" style:font-weight-asian="bold" style:font-weight-complex="bold"/>
    </style:style>
    <style:style style:name="T1" style:family="text">
      <style:text-properties officeooo:rsid="000a13a3"/>
    </style:style>
    <style:style style:name="T2" style:family="text">
      <style:text-properties officeooo:rsid="000b0acf"/>
    </style:style>
    <style:style style:name="T3" style:family="text">
      <style:text-properties officeooo:rsid="000c8447"/>
    </style:style>
    <style:style style:name="T4" style:family="text">
      <style:text-properties style:font-name="DejaVu Sans Mono" fo:font-size="11pt" fo:font-style="normal" fo:font-weight="normal" officeooo:rsid="000c8447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5" style:family="text">
      <style:text-properties officeooo:rsid="000d81f8"/>
    </style:style>
    <style:style style:name="T6" style:family="text">
      <style:text-properties officeooo:rsid="000e9f1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andom Access protocols</text:p>
      <text:p text:style-name="P1"/>
      <text:p text:style-name="P11">Slotted Aloha<text:span text:style-name="T1">(Figure 33)</text:span></text:p>
      <text:list xml:id="list881390458844903295" text:style-name="L1">
        <text:list-item>
          <text:p text:style-name="P4">Nodes transmit only at the start of slotted intervals</text:p>
        </text:list-item>
        <text:list-item>
          <text:p text:style-name="P4">Nodes capable of detecting collision. When collision occurs the nodes <text:span text:style-name="T6">retransmits</text:span> in <text:span text:style-name="T5">subsequent</text:span> intervals with a probability of p.</text:p>
        </text:list-item>
        <text:list-item>
          <text:p text:style-name="P2"><text:span text:style-name="T1">Probability of an arbitrary node successfully transmitting is </text:span><text:span text:style-name="T1"><draw:frame draw:style-name="fr1" draw:name="Object1" text:anchor-type="as-char" svg:y="-0.172in" svg:width="3.5516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5">Mathematics shows that only 37% of bandwidth is utilized</text:p>
        </text:list-item>
        <text:list-item>
          <text:p text:style-name="P5">Collision can occur only at the strt of transmissions</text:p>
        </text:list-item>
      </text:list>
      <text:p text:style-name="P6"/>
      <text:p text:style-name="P11">Normal Aloha<text:span text:style-name="T3">(Figure 34)</text:span></text:p>
      <text:list xml:id="list620631001401851145" text:style-name="L2">
        <text:list-item>
          <text:p text:style-name="P7">A decentralized version of slotted aloha.</text:p>
        </text:list-item>
        <text:list-item>
          <text:p text:style-name="P7">Nodes don't wait for the start of a slot to tran<text:span text:style-name="T6">s</text:span>mit.</text:p>
        </text:list-item>
        <text:list-item>
          <text:p text:style-name="P7">This means that a collision can occur midway through transmission</text:p>
        </text:list-item>
        <text:list-item>
          <text:p text:style-name="P8"><text:span text:style-name="T2">Probability of an arbitrary node successfully transmitting is </text:span><text:span text:style-name="T4"><draw:frame draw:style-name="fr1" draw:name="Object2" text:anchor-type="as-char" svg:y="-0.172in" svg:width="0.9602in" svg:height="0.2201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p text:style-name="P9"/>
      <text:p text:style-name="P11"><text:span text:style-name="T3">Carrier sense multiple access with collision detect – </text:span>CSMA/CD<text:span text:style-name="T3">(Figure 35)</text:span></text:p>
      <text:list xml:id="list5829981404019290867" text:style-name="L3">
        <text:list-item>
          <text:p text:style-name="P3"><text:span text:style-name="T3">Nodes sense for any ongoing transmission before beginning their own transmission</text:span></text:p>
        </text:list-item>
        <text:list-item>
          <text:p text:style-name="P10">Nodes continue sensing after start of transmission. If another transmission is detected, current transmission is abor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3:24:11</meta:creation-date>
    <dc:title>T1</dc:title>
    <meta:editing-duration>PT11M17S</meta:editing-duration>
    <meta:editing-cycles>8</meta:editing-cycles>
    <meta:generator>LibreOffice/4.1.2.3$Linux_x86 LibreOffice_project/410m0$Build-3</meta:generator>
    <meta:initial-creator>Kempa </meta:initial-creator>
    <dc:date>2013-10-31T07:19:14.153233838</dc:date>
    <dc:creator>Kempa </dc:creator>
    <meta:document-statistic meta:table-count="0" meta:image-count="0" meta:object-count="2" meta:page-count="1" meta:paragraph-count="15" meta:word-count="145" meta:character-count="929" meta:non-whitespace-character-count="807"/>
    <meta:template xlink:type="simple" xlink:actuate="onRequest" xlink:title="T1" xlink:href="../../../../.config/libreoffice/3/user/template/T1.ott" meta:date="2013-03-15T13:24:09"/>
  </office:meta>
</office:document-meta>
</file>

<file path=Object 1/content.xml><?xml version="1.0" encoding="utf-8"?>
<math xmlns="http://www.w3.org/1998/Math/MathML">
  <semantics>
    <mrow>
      <mi>p</mi>
      <mrow>
        <msup>
          <mrow>
            <mo stretchy="false">(</mo>
            <mrow>
              <mrow>
                <mn>1</mn>
                <mo stretchy="false">−</mo>
                <mi>p</mi>
              </mrow>
            </mrow>
            <mo stretchy="false">)</mo>
          </mrow>
          <mrow>
            <mrow>
              <mi>N</mi>
              <mo stretchy="false">−</mo>
              <mn>1</mn>
            </mrow>
          </mrow>
        </msup>
        <mo stretchy="false">+</mo>
        <mi>p</mi>
      </mrow>
      <mrow>
        <msup>
          <mrow>
            <mo stretchy="false">(</mo>
            <mrow>
              <mrow>
                <mn>1</mn>
                <mo stretchy="false">−</mo>
                <mi>p</mi>
              </mrow>
            </mrow>
            <mo stretchy="false">)</mo>
          </mrow>
          <mrow>
            <mrow>
              <mi>N</mi>
              <mo stretchy="false">−</mo>
              <mn>1</mn>
            </mrow>
          </mrow>
        </msup>
        <mo stretchy="false">+</mo>
        <mn>...</mn>
      </mrow>
      <mi>N</mi>
      <mrow>
        <mtext>times</mtext>
        <mo stretchy="false">=</mo>
        <mi mathvariant="italic">Np</mi>
      </mrow>
      <msup>
        <mrow>
          <mo stretchy="false">(</mo>
          <mrow>
            <mrow>
              <mn>1</mn>
              <mo stretchy="false">−</mo>
              <mi>p</mi>
            </mrow>
          </mrow>
          <mo stretchy="false">)</mo>
        </mrow>
        <mrow>
          <mrow>
            <mi>N</mi>
            <mo stretchy="false">−</mo>
            <mn>1</mn>
          </mrow>
        </mrow>
      </msup>
    </mrow>
    <annotation encoding="StarMath 5.0">p(1-p)^{N-1} + p(1-p)^{N-1} + ... N "times" = Np(1-p)^{N-1}</annotation>
  </semantics>
</math>
</file>

<file path=Object 2/content.xml><?xml version="1.0" encoding="utf-8"?>
<math xmlns="http://www.w3.org/1998/Math/MathML">
  <semantics>
    <mrow>
      <mi mathvariant="italic">Np</mi>
      <msup>
        <mrow>
          <mo stretchy="false">(</mo>
          <mrow>
            <mrow>
              <mn>1</mn>
              <mo stretchy="false">−</mo>
              <mi>p</mi>
            </mrow>
          </mrow>
          <mo stretchy="false">)</mo>
        </mrow>
        <mrow>
          <mrow>
            <mi>N</mi>
            <mo stretchy="false">−</mo>
            <mn>1</mn>
          </mrow>
        </mrow>
      </msup>
    </mrow>
    <annotation encoding="StarMath 5.0">Np(1-p)^{N-1}</annotation>
  </semantics>
</math>
</file>